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7-15" calcext:value-type="date">
            <text:p>15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Alteração p/ Soc. Unipessoal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7 - mens. 07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1 - mens. 08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9-17" calcext:value-type="date">
            <text:p>17/09/2025</text:p>
          </table:table-cell>
          <table:table-cell table:style-name="ce45" table:formula="of:=[.C15]-[.F1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5 - mens. 09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10-14" calcext:value-type="date">
            <text:p>14/10/2025</text:p>
          </table:table-cell>
          <table:table-cell table:style-name="ce45" table:formula="of:=[.C16]-[.F1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NF 13319 - mens. 10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11-14" calcext:value-type="date">
            <text:p>14/11/2025</text:p>
          </table:table-cell>
          <table:table-cell table:style-name="ce45" table:formula="of:=[.C17]-[.F1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7])" office:value-type="float" office:value="0" calcext:value-type="float">
            <text:p>-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8">00/00/0000</text:date></text:span><text:span text:style-name="MT2"><text:s/>- </text:span><text:span text:style-name="MT2"><text:time style:data-style-name="N2" text:time-value="14:48:27.492316900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4:48:27.499029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1:56</meta:creation-date>
    <dc:date>2025-11-18T14:49:18.311190900</dc:date>
    <meta:print-date>2019-11-08T11:10:54.224000451</meta:print-date>
    <dc:language>pt-PT</dc:language>
    <meta:editing-cycles>651</meta:editing-cycles>
    <meta:editing-duration>P1DT5H40M59S</meta:editing-duration>
    <meta:document-statistic meta:table-count="1" meta:cell-count="122" meta:object-count="0"/>
    <meta:user-defined meta:name="Info 0"/>
    <meta:user-defined meta:name="Info 1"/>
    <meta:user-defined meta:name="Info 2"/>
    <meta:user-defined meta:name="Info 3"/>
  </office:meta>
</office:document-meta>
</file>